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8C9000000F4A34B4EDB3E0A08C1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Helvetica, sans-serif"/>
    <style:font-face style:name="Arial-BoldMT" svg:font-family="Arial-BoldMT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Arial1"/>
    </style:style>
    <style:style style:name="P2" style:family="paragraph" style:parent-style-name="Standard">
      <style:paragraph-properties fo:line-height="115%" fo:text-align="justify" style:justify-single-word="false" style:writing-mode="lr-tb"/>
      <style:text-properties style:font-name="Arial1" officeooo:paragraph-rsid="002d1625"/>
    </style:style>
    <style:style style:name="P3" style:family="paragraph" style:parent-style-name="Standard">
      <style:paragraph-properties fo:line-height="115%" fo:text-align="start" style:justify-single-word="false" style:writing-mode="lr-tb"/>
      <style:text-properties style:font-name="Arial1" officeooo:paragraph-rsid="003d40bd"/>
    </style:style>
    <style:style style:name="P4" style:family="paragraph" style:parent-style-name="Standard">
      <style:paragraph-properties fo:line-height="115%" fo:text-align="center" style:justify-single-word="false"/>
      <style:text-properties style:font-name="Arial1" fo:font-size="9pt" style:font-size-asian="9pt" style:font-size-complex="9pt"/>
    </style:style>
    <style:style style:name="P5" style:family="paragraph" style:parent-style-name="Standard">
      <style:paragraph-properties fo:line-height="115%" fo:text-align="center" style:justify-single-word="false"/>
      <style:text-properties style:font-name="Arial1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1" officeooo:rsid="00134309" officeooo:paragraph-rsid="00134309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1" fo:font-size="5pt" officeooo:rsid="00134309" officeooo:paragraph-rsid="00134309" style:font-size-asian="4.34999990463257pt" style:font-size-complex="5pt"/>
    </style:style>
    <style:style style:name="P8" style:family="paragraph" style:parent-style-name="Standard">
      <style:paragraph-properties fo:line-height="115%" fo:text-align="center" style:justify-single-word="false"/>
      <style:text-properties style:font-name="Arial1" fo:font-size="5pt" style:font-size-asian="4.34999990463257pt" style:font-size-complex="5pt"/>
    </style:style>
    <style:style style:name="P9" style:family="paragraph" style:parent-style-name="Standard">
      <style:paragraph-properties fo:line-height="150%" fo:text-align="start" style:justify-single-word="false"/>
      <style:text-properties style:font-name="Arial1" fo:font-size="10pt" officeooo:paragraph-rsid="0038c14b" style:font-size-asian="10pt" style:font-size-complex="10pt"/>
    </style:style>
    <style:style style:name="P10" style:family="paragraph" style:parent-style-name="Standard">
      <style:paragraph-properties fo:line-height="115%" style:writing-mode="lr-tb"/>
      <style:text-properties style:font-name="Arial1" fo:font-size="10pt" officeooo:rsid="00134309" officeooo:paragraph-rsid="00134309" style:font-size-asian="10pt" style:font-size-complex="10pt"/>
    </style:style>
    <style:style style:name="P11" style:family="paragraph" style:parent-style-name="Standard">
      <style:paragraph-properties fo:line-height="115%" fo:text-align="start" style:justify-single-word="false" style:writing-mode="lr-tb"/>
      <style:text-properties style:font-name="Arial1" fo:font-size="10pt" officeooo:rsid="00134309" officeooo:paragraph-rsid="001c15e8" style:font-size-asian="10pt" style:font-size-complex="10pt"/>
    </style:style>
    <style:style style:name="P12" style:family="paragraph" style:parent-style-name="Standard">
      <style:paragraph-properties fo:line-height="100%" style:writing-mode="lr-tb"/>
      <style:text-properties style:font-name="Arial1" fo:font-size="10pt" officeooo:rsid="00134309" officeooo:paragraph-rsid="00134309" style:font-size-asian="10pt" style:font-size-complex="10pt"/>
    </style:style>
    <style:style style:name="P13" style:family="paragraph" style:parent-style-name="Standard">
      <style:paragraph-properties fo:line-height="100%" fo:text-align="justify" style:justify-single-word="false" style:writing-mode="lr-tb"/>
      <style:text-properties style:font-name="Arial1" fo:font-size="10pt" officeooo:paragraph-rsid="002d1625" style:font-size-asian="10pt" style:font-size-complex="10pt"/>
    </style:style>
    <style:style style:name="P14" style:family="paragraph" style:parent-style-name="Standard">
      <style:paragraph-properties fo:line-height="115%" style:writing-mode="lr-tb"/>
      <style:text-properties style:font-name="Arial1" fo:font-size="10pt" officeooo:rsid="001114a1" officeooo:paragraph-rsid="002d1625" style:font-size-asian="10pt" style:font-size-complex="10pt"/>
    </style:style>
    <style:style style:name="P15" style:family="paragraph" style:parent-style-name="Standard">
      <style:paragraph-properties fo:line-height="115%" style:writing-mode="lr-tb"/>
      <style:text-properties style:font-name="Arial1" fo:font-size="10pt" officeooo:paragraph-rsid="003d40bd" style:font-size-asian="10pt" style:font-size-complex="10pt"/>
    </style:style>
    <style:style style:name="P16" style:family="paragraph" style:parent-style-name="Standard">
      <style:paragraph-properties fo:line-height="115%" fo:text-align="start" style:justify-single-word="false" style:writing-mode="lr-tb"/>
      <style:text-properties style:font-name="Arial1" fo:font-size="10pt" officeooo:paragraph-rsid="003d40bd" style:font-size-asian="10pt" style:font-size-complex="10pt"/>
    </style:style>
    <style:style style:name="P17" style:family="paragraph" style:parent-style-name="Standard">
      <style:paragraph-properties fo:line-height="115%" fo:text-align="center" style:justify-single-word="false"/>
      <style:text-properties style:font-name="Arial1" fo:font-size="7pt" officeooo:rsid="00084e1f" officeooo:paragraph-rsid="000ec7d8" style:font-size-asian="7pt" style:font-size-complex="7pt"/>
    </style:style>
    <style:style style:name="P18" style:family="paragraph" style:parent-style-name="Standard">
      <style:paragraph-properties fo:line-height="115%" fo:text-align="justify" style:justify-single-word="false" style:writing-mode="lr-tb"/>
      <style:text-properties style:font-name="Arial1" fo:font-size="11pt" officeooo:rsid="0017606a" officeooo:paragraph-rsid="002d1625" style:font-size-asian="11pt" style:font-size-complex="11pt"/>
    </style:style>
    <style:style style:name="P19" style:family="paragraph" style:parent-style-name="Standard">
      <style:paragraph-properties fo:line-height="115%" fo:text-align="justify" style:justify-single-word="false" style:writing-mode="lr-tb"/>
      <style:text-properties style:font-name="Arial1" fo:font-size="11pt" officeooo:rsid="0017606a" officeooo:paragraph-rsid="0033b11d" style:font-size-asian="11pt" style:font-size-complex="11pt"/>
    </style:style>
    <style:style style:name="P20" style:family="paragraph" style:parent-style-name="Standard">
      <style:paragraph-properties fo:line-height="100%" fo:text-align="justify" style:justify-single-word="false" style:writing-mode="lr-tb"/>
      <style:text-properties style:font-name="Arial1" fo:font-size="11pt" officeooo:rsid="0017606a" officeooo:paragraph-rsid="002d1625" style:font-size-asian="11pt" style:font-size-complex="11pt"/>
    </style:style>
    <style:style style:name="P21" style:family="paragraph" style:parent-style-name="Standard">
      <style:paragraph-properties fo:line-height="100%" fo:text-align="start" style:justify-single-word="false" style:writing-mode="lr-tb"/>
      <style:text-properties style:font-name="Arial1" fo:font-size="11pt" officeooo:paragraph-rsid="001c15e8" style:font-size-asian="11pt" style:font-size-complex="11pt"/>
    </style:style>
    <style:style style:name="P22" style:family="paragraph" style:parent-style-name="Standard">
      <style:paragraph-properties fo:line-height="100%" fo:text-align="start" style:justify-single-word="false" style:writing-mode="lr-tb"/>
      <style:text-properties style:font-name="Arial1" officeooo:paragraph-rsid="00387de1"/>
    </style:style>
    <style:style style:name="P23" style:family="paragraph" style:parent-style-name="Standard">
      <style:paragraph-properties fo:line-height="100%" fo:text-align="start" style:justify-single-word="false" style:writing-mode="lr-tb"/>
      <style:text-properties style:font-name="Arial1" officeooo:paragraph-rsid="003d40bd"/>
    </style:style>
    <style:style style:name="P24" style:family="paragraph" style:parent-style-name="Standard">
      <style:paragraph-properties fo:line-height="100%" style:writing-mode="lr-tb"/>
      <style:text-properties fo:font-size="11pt" officeooo:rsid="00134309" officeooo:paragraph-rsid="00134309" style:font-size-asian="11pt" style:font-size-complex="11pt"/>
    </style:style>
    <style:style style:name="P25" style:family="paragraph" style:parent-style-name="Standard">
      <style:paragraph-properties fo:line-height="115%" style:writing-mode="lr-tb"/>
      <style:text-properties fo:font-size="10pt" officeooo:rsid="002d1625" officeooo:paragraph-rsid="002d1625" style:font-size-asian="10pt" style:font-size-complex="10pt"/>
    </style:style>
    <style:style style:name="P26" style:family="paragraph" style:parent-style-name="Standard">
      <style:paragraph-properties fo:line-height="115%" style:writing-mode="lr-tb"/>
      <style:text-properties fo:font-size="10pt" officeooo:paragraph-rsid="003d40bd" style:font-size-asian="10pt" style:font-size-complex="10pt"/>
    </style:style>
    <style:style style:name="P27" style:family="paragraph" style:parent-style-name="Standard" style:master-page-name="MP0">
      <style:paragraph-properties fo:line-height="115%" fo:text-align="center" style:justify-single-word="false" style:page-number="auto" fo:break-before="page"/>
      <style:text-properties style:font-name="Arial1" fo:font-size="5pt" fo:font-weight="bold" style:font-size-asian="4.34999990463257pt" style:font-weight-asian="bold" style:font-size-complex="5pt"/>
    </style:style>
    <style:style style:name="P28" style:family="paragraph" style:parent-style-name="Standard">
      <style:paragraph-properties fo:line-height="115%" fo:text-align="justify" style:justify-single-word="false" style:writing-mode="lr-tb"/>
      <style:text-properties officeooo:paragraph-rsid="003e800f"/>
    </style:style>
    <style:style style:name="T1" style:family="text">
      <style:text-properties style:language-asian="pt" style:country-asian="BR" style:language-complex="ar" style:country-complex="SA"/>
    </style:style>
    <style:style style:name="T2" style:family="text">
      <style:text-properties style:font-name="Arial1"/>
    </style:style>
    <style:style style:name="T3" style:family="text">
      <style:text-properties style:font-name="Arial1" officeooo:rsid="0010c6cf"/>
    </style:style>
    <style:style style:name="T4" style:family="text">
      <style:text-properties style:font-name="Arial1" officeooo:rsid="00134309"/>
    </style:style>
    <style:style style:name="T5" style:family="text">
      <style:text-properties style:font-name="Arial1" fo:font-weight="bold" style:font-weight-asian="bold" style:font-weight-complex="bold"/>
    </style:style>
    <style:style style:name="T6" style:family="text">
      <style:text-properties style:font-name="Arial1" fo:font-weight="bold" officeooo:rsid="00134309" style:font-weight-asian="bold" style:font-weight-complex="bold"/>
    </style:style>
    <style:style style:name="T7" style:family="text">
      <style:text-properties style:font-name="Arial1" fo:font-weight="bold" officeooo:rsid="0033b11d" style:font-weight-asian="bold" style:font-weight-complex="bold"/>
    </style:style>
    <style:style style:name="T8" style:family="text">
      <style:text-properties style:font-name="Arial1" fo:font-weight="bold" officeooo:rsid="0013ed61" style:font-weight-asian="bold" style:font-weight-complex="bold"/>
    </style:style>
    <style:style style:name="T9" style:family="text">
      <style:text-properties style:font-name="Arial1" fo:font-weight="normal" officeooo:rsid="0013ed61" style:font-weight-asian="normal" style:font-weight-complex="normal"/>
    </style:style>
    <style:style style:name="T10" style:family="text">
      <style:text-properties style:font-name="Arial1" fo:font-weight="normal" officeooo:rsid="001cd0e1" style:font-weight-asian="normal" style:font-weight-complex="normal"/>
    </style:style>
    <style:style style:name="T11" style:family="text">
      <style:text-properties style:font-name="Arial1" fo:font-weight="normal" officeooo:rsid="001114a1" style:font-weight-asian="normal" style:font-weight-complex="normal"/>
    </style:style>
    <style:style style:name="T12" style:family="text">
      <style:text-properties style:font-name="Arial1" fo:font-weight="normal" officeooo:rsid="00117d0a" style:font-name-asian="Arial-BoldMT" style:font-weight-asian="normal" style:font-name-complex="Arial-BoldMT" style:font-weight-complex="normal"/>
    </style:style>
    <style:style style:name="T13" style:family="text">
      <style:text-properties style:font-name="Arial1" officeooo:rsid="00178e38"/>
    </style:style>
    <style:style style:name="T14" style:family="text">
      <style:text-properties style:font-name="Arial1" officeooo:rsid="001114a1"/>
    </style:style>
    <style:style style:name="T15" style:family="text">
      <style:text-properties style:font-name="Arial1" fo:font-size="10pt" style:font-size-asian="10pt" style:font-size-complex="10pt"/>
    </style:style>
    <style:style style:name="T16" style:family="text">
      <style:text-properties style:font-name="Arial1" fo:font-size="10pt" officeooo:rsid="0013ed61" style:font-size-asian="10pt" style:font-size-complex="10pt"/>
    </style:style>
    <style:style style:name="T17" style:family="text">
      <style:text-properties style:font-name="Arial1" fo:font-size="10pt" officeooo:rsid="0010c6cf" style:font-size-asian="10pt" style:font-size-complex="10pt"/>
    </style:style>
    <style:style style:name="T18" style:family="text">
      <style:text-properties style:font-name="Arial1" fo:font-size="10pt" officeooo:rsid="00319650" style:font-size-asian="10pt" style:font-size-complex="10pt"/>
    </style:style>
    <style:style style:name="T19" style:family="text">
      <style:text-properties style:font-name="Arial1" fo:font-size="10pt" officeooo:rsid="002fea6d" style:font-size-asian="10pt" style:font-size-complex="10pt"/>
    </style:style>
    <style:style style:name="T20" style:family="text">
      <style:text-properties style:font-name="Arial1" fo:font-size="10pt" officeooo:rsid="001c15e8" style:font-size-asian="10pt" style:font-size-complex="10pt"/>
    </style:style>
    <style:style style:name="T21" style:family="text">
      <style:text-properties style:font-name="Arial1" fo:font-size="10pt" officeooo:rsid="003e800f" style:font-size-asian="10pt" style:font-size-complex="10pt"/>
    </style:style>
    <style:style style:name="T22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23" style:family="text">
      <style:text-properties style:font-name="Arial1" fo:font-size="10pt" fo:font-weight="bold" officeooo:rsid="0010c6cf" style:font-size-asian="10pt" style:font-weight-asian="bold" style:font-size-complex="10pt" style:font-weight-complex="bold"/>
    </style:style>
    <style:style style:name="T24" style:family="text">
      <style:text-properties style:font-name="Arial1" fo:font-size="10pt" fo:font-weight="bold" officeooo:rsid="0033b11d" style:font-size-asian="10pt" style:font-weight-asian="bold" style:font-size-complex="10pt" style:font-weight-complex="bold"/>
    </style:style>
    <style:style style:name="T25" style:family="text">
      <style:text-properties style:font-name="Arial1" fo:font-size="10pt" fo:font-weight="bold" officeooo:rsid="00283792" style:font-size-asian="10pt" style:font-weight-asian="bold" style:font-size-complex="10pt" style:font-weight-complex="bold"/>
    </style:style>
    <style:style style:name="T26" style:family="text">
      <style:text-properties style:font-name="Arial1" fo:font-size="11pt" fo:font-weight="bold" officeooo:rsid="0040f1ea" style:font-name-asian="Arial-BoldMT" style:font-size-asian="11pt" style:font-weight-asian="bold" style:font-name-complex="Arial-BoldMT" style:font-size-complex="11pt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134309" style:font-weight-asian="bold" style:font-weight-complex="bold"/>
    </style:style>
    <style:style style:name="T29" style:family="text">
      <style:text-properties fo:font-weight="bold" officeooo:rsid="002d1625" style:font-weight-asian="bold" style:font-weight-complex="bold"/>
    </style:style>
    <style:style style:name="T30" style:family="text">
      <style:text-properties fo:font-weight="bold" officeooo:rsid="0033b11d" style:font-weight-asian="bold" style:font-weight-complex="bold"/>
    </style:style>
    <style:style style:name="T31" style:family="text">
      <style:text-properties officeooo:rsid="00134309"/>
    </style:style>
    <style:style style:name="T32" style:family="text">
      <style:text-properties officeooo:rsid="0013ed61"/>
    </style:style>
    <style:style style:name="T33" style:family="text">
      <style:text-properties fo:font-weight="normal" officeooo:rsid="00134309" style:font-weight-asian="normal" style:font-weight-complex="normal"/>
    </style:style>
    <style:style style:name="T34" style:family="text">
      <style:text-properties fo:font-weight="normal" officeooo:rsid="001cd0e1" style:font-weight-asian="normal" style:font-weight-complex="normal"/>
    </style:style>
    <style:style style:name="T35" style:family="text">
      <style:text-properties fo:font-style="italic" fo:font-weight="bold" officeooo:rsid="00134309" style:font-style-asian="italic" style:font-weight-asian="bold" style:font-style-complex="italic" style:font-weight-complex="bold"/>
    </style:style>
    <style:style style:name="T36" style:family="text">
      <style:text-properties officeooo:rsid="00287c31"/>
    </style:style>
    <style:style style:name="T37" style:family="text">
      <style:text-properties fo:font-size="10pt" style:font-size-asian="10pt" style:font-size-complex="10pt"/>
    </style:style>
    <style:style style:name="T38" style:family="text">
      <style:text-properties fo:font-size="10pt" officeooo:rsid="0010c6cf" style:font-size-asian="10pt" style:font-size-complex="10pt"/>
    </style:style>
    <style:style style:name="T39" style:family="text">
      <style:text-properties fo:font-size="10pt" officeooo:rsid="001c15e8" style:font-size-asian="10pt" style:font-size-complex="10pt"/>
    </style:style>
    <style:style style:name="T40" style:family="text">
      <style:text-properties fo:font-size="10pt" officeooo:rsid="002fea6d" style:font-size-asian="10pt" style:font-size-complex="10pt"/>
    </style:style>
    <style:style style:name="T41" style:family="text">
      <style:text-properties fo:font-size="10pt" officeooo:rsid="00319650" style:font-size-asian="10pt" style:font-size-complex="10pt"/>
    </style:style>
    <style:style style:name="T42" style:family="text">
      <style:text-properties fo:font-size="10pt" officeooo:rsid="00134309" style:font-size-asian="10pt" style:font-size-complex="10pt"/>
    </style:style>
    <style:style style:name="T43" style:family="text">
      <style:text-properties fo:font-size="10pt" fo:font-weight="bold" style:font-size-asian="10pt" style:font-weight-asian="bold" style:font-size-complex="10pt" style:font-weight-complex="bold"/>
    </style:style>
    <style:style style:name="T44" style:family="text">
      <style:text-properties fo:font-size="10pt" fo:font-weight="bold" officeooo:rsid="00283792" style:font-size-asian="10pt" style:font-weight-asian="bold" style:font-size-complex="10pt" style:font-weight-complex="bold"/>
    </style:style>
    <style:style style:name="T45" style:family="text">
      <style:text-properties fo:font-size="10pt" fo:font-weight="bold" officeooo:rsid="00182152" style:font-size-asian="10pt" style:font-weight-asian="bold" style:font-size-complex="10pt" style:font-weight-complex="bold"/>
    </style:style>
    <style:style style:name="T46" style:family="text">
      <style:text-properties fo:font-size="10pt" fo:font-weight="bold" officeooo:rsid="0010c6cf" style:font-size-asian="10pt" style:font-weight-asian="bold" style:font-size-complex="10pt" style:font-weight-complex="bold"/>
    </style:style>
    <style:style style:name="T47" style:family="text">
      <style:text-properties fo:font-size="10pt" fo:font-weight="bold" officeooo:rsid="0033b11d" style:font-size-asian="10pt" style:font-weight-asian="bold" style:font-size-complex="10pt" style:font-weight-complex="bold"/>
    </style:style>
    <style:style style:name="T48" style:family="text">
      <style:text-properties fo:font-size="10pt" fo:font-weight="bold" officeooo:rsid="00134309" style:font-size-asian="10pt" style:font-weight-asian="bold" style:font-size-complex="10pt" style:font-weight-complex="bold"/>
    </style:style>
    <style:style style:name="T49" style:family="text">
      <style:text-properties fo:font-size="10pt" fo:font-weight="bold" officeooo:rsid="002e30ea" style:font-name-asian="Arial-BoldMT" style:font-size-asian="10pt" style:font-weight-asian="bold" style:font-name-complex="Arial-BoldMT" style:font-size-complex="10pt" style:font-weight-complex="bold"/>
    </style:style>
    <style:style style:name="T50" style:family="text">
      <style:text-properties fo:font-size="10pt" fo:font-weight="bold" officeooo:rsid="0033b11d" style:font-name-asian="Arial-BoldMT" style:font-size-asian="10pt" style:font-weight-asian="bold" style:font-name-complex="Arial-BoldMT" style:font-size-complex="10pt" style:font-weight-complex="bold"/>
    </style:style>
    <style:style style:name="T51" style:family="text">
      <style:text-properties fo:font-size="10pt" fo:font-weight="bold" officeooo:rsid="002da60d" style:font-name-asian="Arial-BoldMT" style:font-size-asian="10pt" style:font-weight-asian="bold" style:font-name-complex="Arial-BoldMT" style:font-size-complex="10pt" style:font-weight-complex="bold"/>
    </style:style>
    <style:style style:name="T52" style:family="text">
      <style:text-properties fo:font-size="10pt" fo:font-weight="normal" officeooo:rsid="0013ed61" style:font-size-asian="10pt" style:font-weight-asian="normal" style:font-size-complex="10pt" style:font-weight-complex="normal"/>
    </style:style>
    <style:style style:name="T53" style:family="text">
      <style:text-properties fo:font-size="10pt" fo:font-weight="normal" officeooo:rsid="002da60d" style:font-name-asian="Arial-BoldMT" style:font-size-asian="10pt" style:font-weight-asian="normal" style:font-name-complex="Arial-BoldMT" style:font-size-complex="10pt" style:font-weight-complex="normal"/>
    </style:style>
    <style:style style:name="T54" style:family="text">
      <style:text-properties fo:font-size="10pt" fo:font-weight="normal" officeooo:rsid="002ef49d" style:font-name-asian="Arial-BoldMT" style:font-size-asian="10pt" style:font-weight-asian="normal" style:font-name-complex="Arial-BoldMT" style:font-size-complex="10pt" style:font-weight-complex="normal"/>
    </style:style>
    <style:style style:name="T55" style:family="text">
      <style:text-properties fo:font-size="10pt" fo:font-weight="normal" officeooo:rsid="002e30ea" style:font-name-asian="Arial-BoldMT" style:font-size-asian="10pt" style:font-weight-asian="normal" style:font-name-complex="Arial-BoldMT" style:font-size-complex="10pt" style:font-weight-complex="normal"/>
    </style:style>
    <style:style style:name="T56" style:family="text">
      <style:text-properties fo:font-size="10pt" fo:font-weight="normal" officeooo:rsid="002dfadf" style:font-name-asian="Arial-BoldMT" style:font-size-asian="10pt" style:font-weight-asian="normal" style:font-name-complex="Arial-BoldMT" style:font-size-complex="10pt" style:font-weight-complex="normal"/>
    </style:style>
    <style:style style:name="T57" style:family="text">
      <style:text-properties fo:font-size="10pt" fo:font-weight="normal" officeooo:rsid="00303aaf" style:font-name-asian="Arial-BoldMT" style:font-size-asian="10pt" style:font-weight-asian="normal" style:font-name-complex="Arial-BoldMT" style:font-size-complex="10pt" style:font-weight-complex="normal"/>
    </style:style>
    <style:style style:name="T58" style:family="text">
      <style:text-properties fo:font-size="10pt" fo:font-weight="normal" officeooo:rsid="002f205b" style:font-name-asian="Arial-BoldMT" style:font-size-asian="10pt" style:font-weight-asian="normal" style:font-name-complex="Arial-BoldMT" style:font-size-complex="10pt" style:font-weight-complex="normal"/>
    </style:style>
    <style:style style:name="T59" style:family="text">
      <style:text-properties fo:font-size="10pt" fo:font-weight="normal" officeooo:rsid="00332f86" style:font-name-asian="Arial-BoldMT" style:font-size-asian="10pt" style:font-weight-asian="normal" style:font-name-complex="Arial-BoldMT" style:font-size-complex="10pt" style:font-weight-complex="normal"/>
    </style:style>
    <style:style style:name="T60" style:family="text">
      <style:text-properties fo:font-size="10pt" fo:font-weight="normal" officeooo:rsid="00340418" style:font-name-asian="Arial-BoldMT" style:font-size-asian="10pt" style:font-weight-asian="normal" style:font-name-complex="Arial-BoldMT" style:font-size-complex="10pt" style:font-weight-complex="normal"/>
    </style:style>
    <style:style style:name="T61" style:family="text">
      <style:text-properties fo:font-size="10pt" fo:font-weight="normal" officeooo:rsid="0033b11d" style:font-name-asian="Arial-BoldMT" style:font-size-asian="10pt" style:font-weight-asian="normal" style:font-name-complex="Arial-BoldMT" style:font-size-complex="10pt" style:font-weight-complex="normal"/>
    </style:style>
    <style:style style:name="T62" style:family="text">
      <style:text-properties fo:font-size="10pt" fo:font-style="italic" fo:font-weight="bold" officeooo:rsid="001f83ef" style:font-size-asian="10pt" style:font-style-asian="italic" style:font-weight-asian="bold" style:font-size-complex="10pt" style:font-style-complex="italic" style:font-weight-complex="bold"/>
    </style:style>
    <style:style style:name="T63" style:family="text">
      <style:text-properties officeooo:rsid="0017606a"/>
    </style:style>
    <style:style style:name="T64" style:family="text">
      <style:text-properties officeooo:rsid="0033b11d"/>
    </style:style>
    <style:style style:name="T65" style:family="text">
      <style:text-properties fo:font-size="11pt" fo:font-weight="bold" officeooo:rsid="0040f1ea" style:font-name-asian="Arial-BoldMT" style:font-size-asian="11pt" style:font-weight-asian="bold" style:font-name-complex="Arial-BoldMT" style:font-size-complex="11pt" style:font-weight-complex="bold"/>
    </style:style>
    <style:style style:name="T66" style:family="text">
      <style:text-properties fo:font-size="9.80000019073486pt" style:font-size-asian="9.80000019073486pt" style:font-size-complex="9.80000019073486pt"/>
    </style:style>
    <style:style style:name="T67" style:family="text">
      <style:text-properties fo:font-size="9.80000019073486pt" officeooo:rsid="00283792" style:font-size-asian="9.80000019073486pt" style:font-size-complex="9.80000019073486pt"/>
    </style:style>
    <style:style style:name="T68" style:family="text">
      <style:text-properties fo:font-size="9.80000019073486pt" officeooo:rsid="0038c14b" style:font-size-asian="9.80000019073486pt" style:font-size-complex="9.80000019073486pt"/>
    </style:style>
    <style:style style:name="T69" style:family="text">
      <style:text-properties fo:font-size="9.80000019073486pt" officeooo:rsid="003b54e2" style:font-size-asian="9.80000019073486pt" style:font-size-complex="9.80000019073486pt"/>
    </style:style>
    <style:style style:name="T70" style:family="text">
      <style:text-properties fo:font-variant="normal" fo:text-transform="none" fo:color="#222222" loext:opacity="100%" style:font-name="Arial" fo:font-size="12pt" fo:letter-spacing="normal" fo:font-style="normal" fo:font-weight="normal" style:font-size-asian="10pt" style:font-size-complex="10pt"/>
    </style:style>
    <style:style style:name="T71" style:family="text">
      <style:text-properties fo:font-variant="normal" fo:text-transform="none" fo:color="#222222" loext:opacity="100%" style:font-name="Arial" fo:font-size="12pt" fo:letter-spacing="normal" fo:font-style="normal" fo:font-weight="normal" officeooo:rsid="003e800f" style:font-size-asian="10pt" style:font-size-complex="10pt"/>
    </style:style>
    <style:style style:name="T72" style:family="text">
      <style:text-properties fo:font-variant="normal" fo:text-transform="none" fo:color="#222222" loext:opacity="100%" style:font-name="Arial1" fo:font-size="10pt" fo:letter-spacing="normal" fo:font-style="normal" fo:font-weight="normal" style:font-size-asian="10pt" style:font-size-complex="10pt"/>
    </style:style>
    <style:style style:name="T73" style:family="text">
      <style:text-properties fo:font-variant="normal" fo:text-transform="none" fo:color="#222222" loext:opacity="100%" style:font-name="Arial1" fo:font-size="10pt" fo:letter-spacing="normal" fo:font-style="normal" fo:font-weight="normal" officeooo:rsid="003e800f" style:font-size-asian="10pt" style:font-size-complex="10pt"/>
    </style:style>
    <style:style style:name="T74" style:family="text">
      <style:text-properties fo:font-variant="normal" fo:text-transform="none" fo:color="#000000" loext:opacity="100%" style:font-name="Arial1" fo:font-size="10pt" fo:letter-spacing="normal" fo:font-style="normal" fo:font-weight="normal" style:font-size-asian="10pt" style:font-size-complex="10pt"/>
    </style:style>
    <style:style style:name="T75" style:family="text">
      <style:text-properties fo:font-variant="normal" fo:text-transform="none" fo:color="#000000" loext:opacity="100%" style:font-name="Arial1" fo:font-size="10pt" fo:letter-spacing="normal" fo:font-style="normal" fo:font-weight="normal" officeooo:rsid="003e800f" style:font-size-asian="10pt" style:font-size-complex="10pt"/>
    </style:style>
    <style:style style:name="T76" style:family="text">
      <style:text-properties fo:color="#000000" loext:opacity="100%" style:font-name="Arial1" fo:font-size="10pt" style:font-size-asian="10pt" style:font-size-complex="10pt"/>
    </style:style>
    <style:style style:name="T77" style:family="text">
      <style:text-properties fo:color="#000000" loext:opacity="100%" style:font-name="Arial1" fo:font-size="10pt" officeooo:rsid="003e800f" style:font-size-asian="10pt" style:font-size-complex="10pt"/>
    </style:style>
    <style:style style:name="T78" style:family="text">
      <style:text-properties fo:color="#000000" loext:opacity="100%" style:font-name="Arial1" fo:font-size="10pt" officeooo:rsid="00319650" style:font-size-asian="10pt" style:font-size-complex="10p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5">DECLARAÇÃO – CURSOS <text:span text:style-name="T36">TÉCNICOS</text:span></text:p>
      <text:p text:style-name="P6">(para cotistas – concluíram o ensino <text:span text:style-name="T36">fundamental</text:span> em escolas públicas <text:span text:style-name="T64">brasileiras</text:span>)</text:p>
      <text:p text:style-name="P7"/>
      <text:p text:style-name="P9"><text:span text:style-name="T63">Eu,_______________________________________________________________ abaixo assinado(a), nascido(a) em ___/___/_____, portador(a) da cédula de identidade nº___________________, órgão expedidor ___________, Título de Eleitor nº ___________________, CPF n° _____________________, Documento Militar (para sexo masculino) nº__________________, sob as penas da lei (Decreto-Lei 2.848/40, Art. 299, falsidade ideológica), </text:span><text:span text:style-name="T29">DECLARO QUE</text:span><text:span text:style-name="T63">:</text:span></text:p>
      <text:p text:style-name="P13"/>
      <text:p text:style-name="P3"><text:span text:style-name="T46">1</text:span><text:span text:style-name="T38"> - </text:span><text:span text:style-name="T65">NÃO</text:span><text:span text:style-name="T37"> </text:span><text:span text:style-name="T66">estou matriculado em outro curso </text:span><text:span text:style-name="T67">técnico</text:span><text:span text:style-name="T66"> do IFSC, </text:span><text:span text:style-name="T68">conforme</text:span><text:span text:style-name="T67"> </text:span><text:a xlink:type="simple" xlink:href="http://www.ifsc.edu.br/documentos-norteadores" text:style-name="Internet_20_link" text:visited-style-name="Visited_20_Internet_20_Link"><text:span text:style-name="T67">Regulamento Didático-Pedagógico</text:span></text:a><text:span text:style-name="T67"> </text:span><text:span text:style-name="T69">institucional</text:span><text:span text:style-name="T68">.</text:span></text:p>
      <text:p text:style-name="P28"><text:span text:style-name="T23">2 </text:span><text:span text:style-name="T17">- C</text:span><text:span text:style-name="T15">ursei integralmente e concluí com êxito todas as séries do </text:span><text:span text:style-name="T22">Ensino </text:span><text:span text:style-name="T25">Fundamental</text:span><text:span text:style-name="T15"> em </text:span><text:span text:style-name="T22">escola pública brasileira</text:span><text:span text:style-name="T15"> das esferas federal, estadual ou municipal, em cursos regulares, </text:span><text:span text:style-name="T18">ou </text:span><text:span text:style-name="T15">em cursos na modalidade de Educação de Jovens e Adultos, </text:span><text:span text:style-name="T19">ou por meio do </text:span><text:span text:style-name="T15">Exame Nacional para Certificação de Competências de Jovens e Adultos – ENCCEJA</text:span><text:span text:style-name="T76"> </text:span><text:span text:style-name="T77">e</text:span><text:span text:style-name="T74"> não </text:span><text:span text:style-name="T75">cursei</text:span><text:span text:style-name="T74"> nenhuma série do Ensino Fundamental em escola particular</text:span><text:span text:style-name="T76">, </text:span><text:span text:style-name="T78">o</text:span><text:span text:style-name="T76">u de exames de</text:span><text:span text:style-name="T15"> certificação de competência ou de avaliação de jovens e adultos realizados pelos sistemas estaduais de ensino, para comprovação dos requisitos da </text:span><text:a xlink:type="simple" xlink:href="http://www.planalto.gov.br/ccivil_03/_ato2011-2014/2012/lei/l12711.htm" text:style-name="Internet_20_link" text:visited-style-name="Visited_20_Internet_20_Link"><text:span text:style-name="T15">Lei </text:span></text:a><text:a xlink:type="simple" xlink:href="http://www.planalto.gov.br/ccivil_03/_ato2011-2014/2012/lei/l12711.htm" text:style-name="Internet_20_link" text:visited-style-name="Visited_20_Internet_20_Link"><text:span text:style-name="T20">n° </text:span></text:a><text:a xlink:type="simple" xlink:href="http://www.planalto.gov.br/ccivil_03/_ato2011-2014/2012/lei/l12711.htm" text:style-name="Internet_20_link" text:visited-style-name="Visited_20_Internet_20_Link"><text:span text:style-name="T15">12.711/2012</text:span></text:a><text:span text:style-name="T15">.</text:span></text:p>
      <text:p text:style-name="P2"><text:span text:style-name="Fonte_20_parág._20_padrão"><text:span text:style-name="T50">3</text:span></text:span><text:span text:style-name="Fonte_20_parág._20_padrão"><text:span text:style-name="T51"> </text:span></text:span><text:span text:style-name="Fonte_20_parág._20_padrão"><text:span text:style-name="T54">- Aplicável apenas a candidato(a) maior de 18 anos: </text:span></text:span><text:span text:style-name="Fonte_20_parág._20_padrão"><text:span text:style-name="T55">Possuo </text:span></text:span><text:a xlink:type="simple" xlink:href="http://www.tse.jus.br/eleitor-e-eleicoes/certidoes/certidao-de-quitacao-eleitoral" text:style-name="Internet_20_link" text:visited-style-name="Visited_20_Internet_20_Link"><text:span text:style-name="Fonte_20_parág._20_padrão"><text:span text:style-name="T49">Título de Eleitor</text:span></text:span></text:a><text:span text:style-name="Fonte_20_parág._20_padrão"><text:span text:style-name="T55">, cujo número foi informado por mim acima</text:span></text:span><text:span text:style-name="Fonte_20_parág._20_padrão"><text:span text:style-name="T53">, </text:span></text:span><text:span text:style-name="Fonte_20_parág._20_padrão"><text:span text:style-name="T56">nos termos da </text:span></text:span><text:a xlink:type="simple" xlink:href="http://www.planalto.gov.br/ccivil_03/leis/1970-1979/L6236.htm" text:style-name="Internet_20_link" text:visited-style-name="Visited_20_Internet_20_Link"><text:span text:style-name="Fonte_20_parág._20_padrão"><text:span text:style-name="T56">Lei </text:span></text:span></text:a><text:a xlink:type="simple" xlink:href="http://www.planalto.gov.br/ccivil_03/leis/1970-1979/L6236.htm" text:style-name="Internet_20_link" text:visited-style-name="Visited_20_Internet_20_Link"><text:span text:style-name="Fonte_20_parág._20_padrão"><text:span text:style-name="T53">n° </text:span></text:span></text:a><text:a xlink:type="simple" xlink:href="http://www.planalto.gov.br/ccivil_03/leis/1970-1979/L6236.htm" text:style-name="Internet_20_link" text:visited-style-name="Visited_20_Internet_20_Link"><text:span text:style-name="Fonte_20_parág._20_padrão"><text:span text:style-name="T56">6.236/1975</text:span></text:span></text:a><text:span text:style-name="Fonte_20_parág._20_padrão"><text:span text:style-name="T56">, </text:span></text:span><text:span text:style-name="Fonte_20_parág._20_padrão"><text:span text:style-name="T55">Art</text:span></text:span><text:span text:style-name="Fonte_20_parág._20_padrão"><text:span text:style-name="T56">. 1</text:span></text:span><text:span text:style-name="Fonte_20_parág._20_padrão"><text:span text:style-name="T53">°.</text:span></text:span></text:p>
      <text:p text:style-name="P18"><text:span text:style-name="Fonte_20_parág._20_padrão"><text:span text:style-name="T50">4</text:span></text:span><text:span text:style-name="Fonte_20_parág._20_padrão"><text:span text:style-name="T55"> - E</text:span></text:span><text:span text:style-name="Fonte_20_parág._20_padrão"><text:span text:style-name="T53">stou inscrito</text:span></text:span><text:span text:style-name="Fonte_20_parág._20_padrão"><text:span text:style-name="T57">(a)</text:span></text:span><text:span text:style-name="Fonte_20_parág._20_padrão"><text:span text:style-name="T53"> no </text:span></text:span><text:a xlink:type="simple" xlink:href="https://www.receita.fazenda.gov.br/Aplicacoes/SSL/ATCTA/CPF/ConsultaSituacao/ConsultaPublica.asp" text:style-name="Internet_20_link" text:visited-style-name="Visited_20_Internet_20_Link"><text:span text:style-name="Fonte_20_parág._20_padrão"><text:span text:style-name="T53">Cadastro de Pessoas Físicas da Receita Federal</text:span></text:span></text:a><text:span text:style-name="Fonte_20_parág._20_padrão"><text:span text:style-name="T53">, </text:span></text:span><text:span text:style-name="Fonte_20_parág._20_padrão"><text:span text:style-name="T55">cujo número foi informado por mim acima, </text:span></text:span><text:span text:style-name="Fonte_20_parág._20_padrão"><text:span text:style-name="T58">nos termos da </text:span></text:span><text:a xlink:type="simple" xlink:href="http://normas.receita.fazenda.gov.br/sijut2consulta/link.action?visao=anotado&amp;idAto=61197" text:style-name="Internet_20_link" text:visited-style-name="Visited_20_Internet_20_Link"><text:span text:style-name="Fonte_20_parág._20_padrão"><text:span text:style-name="T58">IN RFB nº 1548/2015</text:span></text:span></text:a><text:span text:style-name="Fonte_20_parág._20_padrão"><text:span text:style-name="T58">, Art. 3</text:span></text:span><text:span text:style-name="Fonte_20_parág._20_padrão"><text:span text:style-name="T53">°</text:span></text:span><text:span text:style-name="Fonte_20_parág._20_padrão"><text:span text:style-name="T58">, Inciso IV. </text:span></text:span></text:p>
      <text:p text:style-name="P20"><text:span text:style-name="Fonte_20_parág._20_padrão"><text:span text:style-name="T50">5</text:span></text:span><text:span text:style-name="Fonte_20_parág._20_padrão"><text:span text:style-name="T53"> </text:span></text:span><text:span text:style-name="Fonte_20_parág._20_padrão"><text:span text:style-name="T54">-</text:span></text:span><text:span text:style-name="Fonte_20_parág._20_padrão"><text:span text:style-name="T53"> </text:span></text:span><text:span text:style-name="Fonte_20_parág._20_padrão"><text:span text:style-name="T54">Aplicável apenas </text:span></text:span><text:span text:style-name="Fonte_20_parág._20_padrão"><text:span text:style-name="T53">a candidato do sexo masculino </text:span></text:span><text:span text:style-name="Fonte_20_parág._20_padrão"><text:span text:style-name="T59">maior de 18 anos</text:span></text:span><text:span text:style-name="Fonte_20_parág._20_padrão"><text:span text:style-name="T53">: Estou em dia com o </text:span></text:span><text:a xlink:type="simple" xlink:href="http://www.alistamento.eb.mil.br/index.action" text:style-name="Internet_20_link" text:visited-style-name="Visited_20_Internet_20_Link"><text:span text:style-name="Fonte_20_parág._20_padrão"><text:span text:style-name="T53">Serviço Militar</text:span></text:span></text:a><text:span text:style-name="Fonte_20_parág._20_padrão"><text:span text:style-name="T53">, </text:span></text:span><text:span text:style-name="Fonte_20_parág._20_padrão"><text:span text:style-name="T59">cujo número d</text:span></text:span><text:span text:style-name="Fonte_20_parág._20_padrão"><text:span text:style-name="T60">e</text:span></text:span><text:span text:style-name="Fonte_20_parág._20_padrão"><text:span text:style-name="T59"> documento foi</text:span></text:span><text:span text:style-name="Fonte_20_parág._20_padrão"><text:span text:style-name="T53"> </text:span></text:span><text:span text:style-name="Fonte_20_parág._20_padrão"><text:span text:style-name="T55">informado por mim acima, </text:span></text:span><text:span text:style-name="Fonte_20_parág._20_padrão"><text:span text:style-name="T53">conforme a </text:span></text:span><text:a xlink:type="simple" xlink:href="http://www.planalto.gov.br/ccivil_03/leis/L4375.htm" text:style-name="Internet_20_link" text:visited-style-name="Visited_20_Internet_20_Link"><text:span text:style-name="Fonte_20_parág._20_padrão"><text:span text:style-name="T53">Lei Nº 4.375/1964</text:span></text:span></text:a><text:span text:style-name="Fonte_20_parág._20_padrão"><text:span text:style-name="T53">, </text:span></text:span><text:span text:style-name="Fonte_20_parág._20_padrão"><text:span text:style-name="T59">Art. 74, alínea d</text:span></text:span><text:span text:style-name="Fonte_20_parág._20_padrão"><text:span text:style-name="T53">.</text:span></text:span></text:p>
      <text:p text:style-name="P18"><text:span text:style-name="Fonte_20_parág._20_padrão"><text:span text:style-name="T53"/></text:span></text:p>
      <text:p text:style-name="P19"><text:span text:style-name="Fonte_20_parág._20_padrão"><text:span text:style-name="T50">6</text:span></text:span><text:span text:style-name="Fonte_20_parág._20_padrão"><text:span text:style-name="T61"> - ( <text:s text:c="3"/>) Concluí <text:s/>o <text:s/>Ensino <text:s text:c="2"/>Fundamental <text:s/>e</text:span></text:span><text:span text:style-name="Fonte_20_parág._20_padrão"><text:span text:style-name="T50"> <text:s/>apresentei</text:span></text:span><text:span text:style-name="Fonte_20_parág._20_padrão"><text:span text:style-name="T61"> o <text:s/>Histórico Escolar/Certificado/Diploma no ato da matrícula.</text:span></text:span></text:p>
      <text:p text:style-name="P23"><text:span text:style-name="Fonte_20_parág._20_padrão"><text:span text:style-name="T50">7 </text:span></text:span><text:span text:style-name="Fonte_20_parág._20_padrão"><text:span text:style-name="T61">- ( <text:s text:c="3"/>) Concluí <text:s/>o <text:s/>Ensino <text:s text:c="2"/>Fundamental <text:s/>(EF), <text:s/>e <text:s/></text:span></text:span><text:span text:style-name="Fonte_20_parág._20_padrão"><text:span text:style-name="T65">NÃO</text:span></text:span><text:span text:style-name="Fonte_20_parág._20_padrão"><text:span text:style-name="T50"> <text:s/>apresentei</text:span></text:span><text:span text:style-name="Fonte_20_parág._20_padrão"><text:span text:style-name="T61"> <text:s text:c="2"/>o <text:s/>Histórico <text:s/>Escolar/Certificado <text:s/>de <text:s/>EF <text:s/>ou <text:s/>de escolaridade <text:s/>superior <text:s/>no <text:s/>ato <text:s/>da <text:s/>matrícula, mas apresentei o documento comprobatório de Conclusão de Curso e o documento comprobatório de que meu Histórico/Certificado de EF ou de escolaridade superior, se for o caso, está em fase de elaboração. Estou <text:s/>ciente de que a homologação da minha matrícula no IFSC está condicionada à entrega de todos os documentos constantes no Edital de Ingresso. Apresentarei o Histórico/Certificado de EF, ou de escolaridade superior, se for <text:s/>o <text:s/>caso, <text:s/>até <text:s/></text:span></text:span><text:span text:style-name="Fonte_20_parág._20_padrão"><text:span text:style-name="T50">o <text:s/>primeiro <text:s/>dia <text:s/>letivo</text:span></text:span><text:span text:style-name="Fonte_20_parág._20_padrão"><text:span text:style-name="T61"> <text:s/>ou <text:s/>até <text:s/>a <text:s/></text:span></text:span><text:span text:style-name="Fonte_20_parág._20_padrão"><text:span text:style-name="T50">data <text:s/>definida <text:s/>pelo <text:s/>câmpus</text:span></text:span><text:span text:style-name="Fonte_20_parág._20_padrão"><text:span text:style-name="T61">. <text:s/>O <text:s/>não <text:s/>cumprimento <text:s/>deste <text:s/>prazo <text:s/>implicará <text:s/>o <text:s/>cancelamento <text:s/>automático <text:s/>da <text:s/>matrícula <text:s/>pelo <text:s/>Registro Acadêmico, independentemente de aviso <text:s/>prévio <text:s/>e <text:s/>a <text:s/>consequente <text:s/>perda <text:s/>da <text:s/>vaga, que será redirecionada para o próximo candidato da lista de espera.</text:span></text:span></text:p>
      <text:p text:style-name="P22"><text:span text:style-name="Fonte_20_parág._20_padrão"><text:span text:style-name="T61"/></text:span></text:p>
      <text:p text:style-name="P15"><text:span text:style-name="T30">8</text:span><text:span text:style-name="T64"> - ( <text:s text:c="3"/>) <text:s/></text:span><text:span text:style-name="T65">NÃO</text:span><text:span text:style-name="T33"> </text:span><text:span text:style-name="T34">fui selecionado como cotista </text:span>preto, pardo <text:span text:style-name="T32">e</text:span> indígena <text:span text:style-name="T32">no processo seletivo</text:span>.<text:span text:style-name="T31"> </text:span></text:p>
      <text:p text:style-name="P12"><text:span text:style-name="T30">9</text:span> - <text:span text:style-name="T27">Sou</text:span> ( <text:s text:c="3"/>) <text:span text:style-name="T27">preto</text:span> ( <text:s text:c="3"/>) <text:span text:style-name="T27">pardo</text:span> ( <text:s text:c="3"/>) <text:span text:style-name="T27">indígena</text:span> <text:span text:style-name="T32">e estou requisitando a matrícula nesta categoria de cota.</text:span></text:p>
      <text:p text:style-name="P10"/>
      <text:p text:style-name="P16"><text:span text:style-name="T30">10</text:span><text:span text:style-name="T64"> - ( <text:s text:c="3"/>) </text:span><text:span text:style-name="T65">NÃO</text:span><text:span text:style-name="T33"> </text:span><text:span text:style-name="T34">fui selecionado como </text:span><text:span text:style-name="T33">coti</text:span><text:span text:style-name="T31">sta com </text:span><text:span text:style-name="T28">renda familiar </text:span><text:span text:style-name="T35">per capita </text:span><text:span text:style-name="T28">inferior a 1,5 (um vírgula cinco) salário-mínimo</text:span><text:span text:style-name="T31"> no processo seletivo. </text:span></text:p>
      <text:p text:style-name="P21"><text:span text:style-name="T47">11</text:span><text:span text:style-name="T42"> - ( <text:s text:c="3"/>) </text:span><text:span text:style-name="T48">Fui <text:s/></text:span><text:span text:style-name="T52">selecionado</text:span><text:span text:style-name="T42"> <text:s/>como <text:s/>cotista <text:s/>com <text:s/></text:span><text:span text:style-name="T48">renda <text:s/></text:span><text:span text:style-name="T45">familiar <text:s/></text:span><text:span text:style-name="T62">per <text:s/>capita </text:span><text:span text:style-name="T45"><text:s/></text:span><text:span text:style-name="T48">inferior a 1,5 (um vírgula cinco) salário-mínimo</text:span><text:span text:style-name="T42">. <text:s/>Estou <text:s/>ciente <text:s/>de <text:s/>que a homologação da minha matrícula no IFSC está condicionada à análise e aprovação de todos os documentos entregues para comprovação da minha condição de oriundo de família com renda bruta igual ou <text:s/>inferior <text:s/>a <text:s/>1,5 <text:s/>(um <text:s/>virgula cinco) <text:s/>salário <text:s/>mínimo <text:s/>per <text:s/>capita, <text:s/>de <text:s/>acordo <text:s/>com <text:s/>a <text:s/></text:span><text:a xlink:type="simple" xlink:href="http://www.planalto.gov.br/ccivil_03/_ato2011-2014/2012/lei/l12711.htm" text:style-name="Internet_20_link" text:visited-style-name="Visited_20_Internet_20_Link"><text:span text:style-name="T42">Lei </text:span></text:a><text:a xlink:type="simple" xlink:href="http://www.planalto.gov.br/ccivil_03/_ato2011-2014/2012/lei/l12711.htm" text:style-name="Internet_20_link" text:visited-style-name="Visited_20_Internet_20_Link"><text:span text:style-name="T39">n° </text:span></text:a><text:a xlink:type="simple" xlink:href="http://www.planalto.gov.br/ccivil_03/_ato2011-2014/2012/lei/l12711.htm" text:style-name="Internet_20_link" text:visited-style-name="Visited_20_Internet_20_Link"><text:span text:style-name="T42">12.711/2012</text:span></text:a><text:span text:style-name="T42"> <text:s/>e <text:s/>Portaria Normativa MEC </text:span><text:a xlink:type="simple" xlink:href="http://portal.mec.gov.br/cotas/docs/portaria_18.pdf" text:style-name="Internet_20_link" text:visited-style-name="Visited_20_Internet_20_Link"><text:span text:style-name="T42">nº 18/2012</text:span></text:a><text:span text:style-name="T42">. Estou ciente de que, em caso de não comprovação desta condição minha matrícula será cancelada.</text:span></text:p>
      <text:p text:style-name="P11"/>
      <text:p text:style-name="P26"><text:span text:style-name="T7">12</text:span><text:span text:style-name="T3"> - </text:span><text:span text:style-name="T4">( <text:s text:c="3"/>) </text:span><text:span text:style-name="T26">NÃO</text:span><text:span text:style-name="T6"> <text:s/></text:span><text:span text:style-name="T10">fui <text:s/>selecionado <text:s/>como </text:span><text:span text:style-name="T9"><text:s/></text:span><text:span text:style-name="T8">pessoa com </text:span><text:span text:style-name="T5">deficiência</text:span><text:span text:style-name="T2"> n</text:span><text:span text:style-name="T13">o processo seletivo</text:span><text:span text:style-name="T2">.</text:span></text:p>
      <text:p text:style-name="P24"><text:span text:style-name="T24">13</text:span><text:span text:style-name="T15"> - ( <text:s text:c="3"/>) </text:span><text:span text:style-name="T23">S</text:span><text:span text:style-name="T22">ou</text:span><text:span text:style-name="T15"> <text:s/></text:span><text:span text:style-name="T22">pessoa <text:s/>com <text:s/>deficiência</text:span><text:span text:style-name="T15"> <text:s text:c="2"/>na <text:s text:c="2"/>forma <text:s text:c="2"/>do <text:s text:c="2"/></text:span><text:a xlink:type="simple" xlink:href="http://www.planalto.gov.br/ccivil_03/decreto/d3298.htm" text:style-name="Internet_20_link" text:visited-style-name="Visited_20_Internet_20_Link"><text:span text:style-name="T15">Decreto nº 3.298/1999</text:span></text:a><text:span text:style-name="T15">, <text:s text:c="2"/>do <text:s text:c="2"/></text:span><text:a xlink:type="simple" xlink:href="http://www.planalto.gov.br/ccivil_03/_ato2004-2006/2004/decreto/d5296.htm" text:style-name="Internet_20_link" text:visited-style-name="Visited_20_Internet_20_Link"><text:span text:style-name="T15">Decreto n° 5.296/2004</text:span></text:a><text:span text:style-name="T15"> <text:s text:c="2"/>e <text:s text:c="2"/>da <text:s/></text:span><text:a xlink:type="simple" xlink:href="http://www.planalto.gov.br/ccivil_03/_ato2011-2014/2012/lei/l12764.htm" text:style-name="Internet_20_link" text:visited-style-name="Visited_20_Internet_20_Link"><text:span text:style-name="T15">Lei n° 12.764/2012</text:span></text:a><text:span text:style-name="T15">), </text:span><text:span text:style-name="T16">e estou requisitando a matrícula nesta categoria de cota</text:span><text:span text:style-name="T15">.</text:span></text:p>
      <text:p text:style-name="P10"/>
      <text:p text:style-name="P25"><text:span text:style-name="T7">14</text:span><text:span text:style-name="T2"> - </text:span><text:span text:style-name="T12">E</text:span><text:span text:style-name="T14">stou <text:s/>ciente <text:s/>de <text:s/>que, <text:s/></text:span><text:span text:style-name="T11">em <text:s/>caso <text:s/>de <text:s/>falsidade <text:s/>ideológica, <text:s/>ficarei <text:s/>sujeito <text:s/>às <text:s/>sanções <text:s/>prescritas na Lei e minha matrícula poderá ser cancelada</text:span><text:span text:style-name="T14">.</text:span></text:p>
      <text:p text:style-name="P14"/>
      <text:p text:style-name="P1">______________________________, _________ de __________________ de 20__.</text:p>
      <text:p text:style-name="P17">Local e data</text:p>
      <text:p text:style-name="P8"/>
      <text:p text:style-name="P1">_________________________________________</text:p>
      <text:p text:style-name="P4">Assinatura do candidato ou responsáve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Helvetica, sans-serif"/>
    <style:font-face style:name="Arial-BoldMT" svg:font-family="Arial-BoldMT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nte_20_parág._20_padrão" style:display-name="Fonte parág. padrão" style:family="text"/>
    <style:style style:name="Emphasis" style:family="text" style:parent-style-name="Fonte_20_parág._20_padrão">
      <style:text-properties fo:font-style="italic" style:font-style-asian="italic" style:font-style-complex="italic"/>
    </style:style>
    <style:style style:name="Forte" style:family="text" style:parent-style-name="Fonte_20_parág._20_padrão">
      <style:text-properties fo:font-weight="bold" style:font-weight-asian="bold" style:font-weight-complex="bold"/>
    </style:style>
    <style:style style:name="apple-converted-space" style:family="text" style:parent-style-name="Fonte_20_parág._20_padrão"/>
    <style:style style:name="object" style:family="text" style:parent-style-name="Fonte_20_parág._20_padrão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style:language-asian="pt" style:country-asian="BR" style:language-complex="ar" style:country-complex="SA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0.727cm" fo:margin-left="1.245cm" fo:margin-right="1.26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Header"><draw:frame draw:style-name="Mfr1" draw:name="figuras1" text:anchor-type="paragraph" svg:x="0cm" svg:y="-0.847cm" svg:width="17cm" style:rel-width="scale" svg:height="1.843cm" style:rel-height="scale" draw:z-index="0"><draw:image xlink:href="Pictures/10000000000008C9000000F4A34B4EDB3E0A08C1.jpg" xlink:type="simple" xlink:show="embed" xlink:actuate="onLoad" draw:mime-type="image/jpeg"/></draw:frame><text:span text:style-name="Fonte_20_parág._20_padrão"><text:span text:style-name="MT1"/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dc:title/>
    <meta:initial-creator>Diego Pacheco</meta:initial-creator>
    <meta:creation-date>2017-04-19T19:17:00Z</meta:creation-date>
    <dc:date>2023-02-27T10:46:51.546000000</dc:date>
    <meta:print-date>2015-10-29T18:13:00Z</meta:print-date>
    <meta:editing-cycles>52</meta:editing-cycles>
    <meta:editing-duration>PT3H47M4S</meta:editing-duration>
    <meta:document-statistic meta:table-count="0" meta:image-count="1" meta:object-count="0" meta:page-count="1" meta:paragraph-count="21" meta:word-count="657" meta:character-count="4372" meta:non-whitespace-character-count="3570"/>
    <meta:template xlink:type="simple" xlink:actuate="onRequest" xlink:title="" xlink:href="../../../../../../../../../../../C:/Users/elaine.basqueroto/Downloads/Modelos%20requerimentos.odt/Normal"/>
  </office:meta>
</office:document-meta>
</file>